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stroke-dash="Fine_20_Dashed_20__28_var_29_" svg:stroke-color="#80008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_20__28_var_29_" svg:stroke-color="#000000"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stroke="dash" draw:stroke-dash="Fine_20_Dashed_20__28_var_29_" svg:stroke-color="#c5000b" draw:marker-start="" draw:marker-end="Arrowheads_20_2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Fine_20_Dashed_20__28_var_29_" svg:stroke-color="#000000" draw:marker-start="" draw:marker-end="Arrowheads_20_2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ashed_20__28_var_29_" svg:stroke-color="#000000" draw:marker-start="" draw:marker-end="Arrowheads_20_2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svg:stroke-color="#c5000b" draw:fill="solid" draw:fill-color="#c5000b" draw:textarea-vertical-align="middle" draw:auto-grow-height="false" fo:min-height="0.749cm" fo:min-width="0.499cm"/>
    </style:style>
    <style:style style:name="gr8" style:family="graphic" style:parent-style-name="standard">
      <style:graphic-properties draw:stroke="solid" draw:stroke-dash="Fine_20_Dashed_20__28_var_29_" svg:stroke-width="0.102cm" svg:stroke-color="#008000" draw:marker-start-width="0.352cm" draw:marker-end-width="0.352cm" draw:fill="solid" draw:fill-color="#c5000b" draw:textarea-vertical-align="middle" draw:auto-grow-height="false" fo:min-height="0.749cm" fo:min-width="0.499cm" fo:padding-top="0.175cm" fo:padding-bottom="0.175cm" fo:padding-left="0.3cm" fo:padding-right="0.3cm"/>
    </style:style>
    <style:style style:name="gr9" style:family="graphic" style:parent-style-name="standard">
      <style:graphic-properties draw:stroke="solid" draw:stroke-dash="Fine_20_Dashed_20__28_var_29_" svg:stroke-width="0.102cm" svg:stroke-color="#c5000b" draw:marker-start="" draw:marker-start-width="0.352cm" draw:marker-end="Arrowheads_20_2" draw:marker-end-width="0.352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_20__28_var_29_" svg:stroke-width="0.102cm" svg:stroke-color="#008000" draw:marker-start="" draw:marker-start-width="0.352cm" draw:marker-end="Arrowheads_20_2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c5000b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5.154cm" svg:height="0.962cm" svg:x="3.372cm" svg:y="0.857cm">
          <draw:text-box>
            <text:p>correct data flow</text:p>
          </draw:text-box>
        </draw:frame>
        <draw:frame draw:style-name="gr1" draw:layer="layout" svg:width="5.646cm" svg:height="0.962cm" svg:x="3.37cm" svg:y="1.995cm">
          <draw:text-box>
            <text:p>incorrect data flow</text:p>
          </draw:text-box>
        </draw:frame>
        <draw:frame draw:style-name="gr2" draw:layer="layout" svg:width="5.154cm" svg:height="1.673cm" svg:x="3.37cm" svg:y="3.095cm">
          <draw:text-box>
            <text:p>correct data flow</text:p>
            <text:p>of incorrect data</text:p>
          </draw:text-box>
        </draw:frame>
        <draw:frame draw:style-name="gr1" draw:layer="layout" svg:width="8.181cm" svg:height="0.962cm" svg:x="11.972cm" svg:y="0.957cm">
          <draw:text-box>
            <text:p>correct control/presentation</text:p>
          </draw:text-box>
        </draw:frame>
        <draw:custom-shape draw:style-name="gr3" draw:text-style-name="P1" draw:layer="layout" svg:width="1.778cm" svg:height="1.173cm" svg:x="1.339cm" svg:y="4.8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3.918cm" svg:height="0.962cm" svg:x="3.351cm" svg:y="5.072cm">
          <draw:text-box>
            <text:p>correct logic</text:p>
          </draw:text-box>
        </draw:frame>
        <draw:custom-shape draw:style-name="gr4" draw:text-style-name="P1" draw:layer="layout" svg:width="1.905cm" svg:height="0.889cm" svg:x="9.876cm" svg:y="6.3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8.143cm" svg:height="0.962cm" svg:x="12.035cm" svg:y="6.265cm">
          <draw:text-box>
            <text:p>bug/inconsistency detected</text:p>
          </draw:text-box>
        </draw:frame>
        <draw:custom-shape draw:style-name="gr6" draw:text-style-name="P1" draw:layer="layout" svg:width="1.905cm" svg:height="0.889cm" svg:x="9.877cm" svg:y="4.838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6.31cm" svg:height="0.962cm" svg:x="12.036cm" svg:y="4.865cm">
          <draw:text-box>
            <text:p>successful validation</text:p>
          </draw:text-box>
        </draw:frame>
        <draw:frame draw:style-name="gr1" draw:layer="layout" svg:width="8.672cm" svg:height="0.962cm" svg:x="11.973cm" svg:y="1.958cm">
          <draw:text-box>
            <text:p>incorrect control/presentation</text:p>
          </draw:text-box>
        </draw:frame>
        <draw:frame draw:style-name="gr1" draw:layer="layout" svg:width="8.181cm" svg:height="1.673cm" svg:x="11.973cm" svg:y="3.058cm">
          <draw:text-box>
            <text:p>correct control/presentation</text:p>
            <text:p>based on incorrect data</text:p>
          </draw:text-box>
        </draw:frame>
        <draw:custom-shape draw:style-name="gr7" draw:text-style-name="P1" draw:layer="layout" svg:width="1.778cm" svg:height="1.095cm" svg:x="1.339cm" svg:y="6.43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4.409cm" svg:height="0.962cm" svg:x="3.351cm" svg:y="6.372cm">
          <draw:text-box>
            <text:p>incorrect logic</text:p>
          </draw:text-box>
        </draw:frame>
        <draw:custom-shape draw:style-name="gr8" draw:text-style-name="P1" draw:layer="layout" svg:width="1.778cm" svg:height="1.095cm" svg:x="1.34cm" svg:y="8.13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1" draw:layer="layout" svg:width="5.646cm" svg:height="1.673cm" svg:x="3.352cm" svg:y="7.773cm">
          <draw:text-box>
            <text:p>correct logic</text:p>
            <text:p>with incorrect data</text:p>
          </draw:text-box>
        </draw:frame>
        <draw:custom-shape draw:style-name="gr9" draw:text-style-name="P1" draw:layer="layout" svg:width="1.905cm" svg:height="0.889cm" svg:x="9.876cm" svg:y="8.239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8.461cm" svg:height="1.673cm" svg:x="12.035cm" svg:y="7.866cm">
          <draw:text-box>
            <text:p>false positive – bug reported</text:p>
            <text:p>where it doesn't exist</text:p>
          </draw:text-box>
        </draw:frame>
        <draw:custom-shape draw:style-name="gr10" draw:text-style-name="P1" draw:layer="layout" svg:width="1.905cm" svg:height="0.889cm" svg:x="9.876cm" svg:y="10.04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5" draw:layer="layout" svg:width="7.229cm" svg:height="1.673cm" svg:x="12.035cm" svg:y="9.667cm">
          <draw:text-box>
            <text:p>false negative – bug not</text:p>
            <text:p>reported where it exists</text:p>
          </draw:text-box>
        </draw:frame>
        <draw:custom-shape draw:style-name="gr11" draw:text-style-name="P1" draw:layer="layout" svg:width="1.778cm" svg:height="0.762cm" svg:x="1.381cm" svg:y="1.2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778cm" svg:height="0.889cm" svg:x="9.89cm" svg:y="1.2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778cm" svg:height="0.762cm" svg:x="1.381cm" svg:y="2.4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778cm" svg:height="0.762cm" svg:x="1.381cm" svg:y="3.6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1.778cm" svg:height="0.889cm" svg:x="9.89cm" svg:y="2.4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778cm" svg:height="0.889cm" svg:x="9.89cm" svg:y="3.6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2T07:43:14</meta:creation-date>
    <dc:date>2013-07-19T18:15:18</dc:date>
    <dc:creator>Peter Kehl</dc:creator>
    <meta:editing-duration>PT1H21M53S</meta:editing-duration>
    <meta:editing-cycles>10</meta:editing-cycles>
    <meta:generator>LibreOffice/3.4$Unix LibreOffice_project/340m1$Build-502</meta:generator>
    <meta:document-statistic meta:object-count="26"/>
  </office:meta>
</office:document-meta>
</file>